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0b33" officeooo:paragraph-rsid="000d0b33"/>
    </style:style>
    <style:style style:name="P2" style:family="paragraph" style:parent-style-name="Standard">
      <style:text-properties officeooo:rsid="000e7e5e" officeooo:paragraph-rsid="000e7e5e"/>
    </style:style>
    <style:style style:name="P3" style:family="paragraph" style:parent-style-name="Standard">
      <style:text-properties fo:color="#0000ff" style:font-name="Liberation Mono" officeooo:rsid="000e7e5e" officeooo:paragraph-rsid="000e7e5e"/>
    </style:style>
    <style:style style:name="P4" style:family="paragraph" style:parent-style-name="Standard">
      <style:text-properties fo:font-weight="bold" officeooo:rsid="00106d55" officeooo:paragraph-rsid="00106d55" style:font-weight-asian="bold" style:font-weight-complex="bold"/>
    </style:style>
    <style:style style:name="P5" style:family="paragraph" style:parent-style-name="Standard">
      <style:text-properties fo:font-weight="bold" officeooo:rsid="0010fa27" officeooo:paragraph-rsid="0010fa27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106d55" officeooo:paragraph-rsid="00106d55" style:font-size-asian="14pt" style:font-weight-asian="bold" style:font-size-complex="14pt" style:font-weight-complex="bold"/>
    </style:style>
    <style:style style:name="P7" style:family="paragraph" style:parent-style-name="Standard">
      <style:text-properties officeooo:rsid="00106d55" officeooo:paragraph-rsid="00106d55"/>
    </style:style>
    <style:style style:name="P8" style:family="paragraph" style:parent-style-name="Standard">
      <style:text-properties fo:font-size="12pt" officeooo:rsid="000d0b33" officeooo:paragraph-rsid="000d0b33" style:font-size-asian="12pt" style:font-size-complex="12pt"/>
    </style:style>
    <style:style style:name="P9" style:family="paragraph" style:parent-style-name="Standard">
      <style:text-properties fo:font-size="12pt" officeooo:rsid="00106d55" officeooo:paragraph-rsid="00106d55" style:font-size-asian="12pt" style:font-size-complex="12pt"/>
    </style:style>
    <style:style style:name="P10" style:family="paragraph" style:parent-style-name="Standard">
      <style:text-properties fo:font-size="12pt" fo:font-weight="bold" officeooo:rsid="000e7e5e" officeooo:paragraph-rsid="000e7e5e" style:font-size-asian="12pt" style:font-weight-asian="bold" style:font-size-complex="12pt" style:font-weight-complex="bold"/>
    </style:style>
    <style:style style:name="P11" style:family="paragraph" style:parent-style-name="Standard" style:list-style-name="L1">
      <style:text-properties officeooo:rsid="000d0b33" officeooo:paragraph-rsid="000d0b33"/>
    </style:style>
    <style:style style:name="P12" style:family="paragraph" style:parent-style-name="Standard">
      <style:text-properties officeooo:rsid="0010fa27" officeooo:paragraph-rsid="00118c4d"/>
    </style:style>
    <style:style style:name="P13" style:family="paragraph" style:parent-style-name="Standard">
      <style:text-properties fo:color="#0000ff" style:font-name="Liberation Mono" fo:font-size="10pt" officeooo:rsid="000e7e5e" officeooo:paragraph-rsid="000e7e5e" style:font-size-asian="10pt" style:font-size-complex="10pt"/>
    </style:style>
    <style:style style:name="P14" style:family="paragraph" style:parent-style-name="Standard">
      <style:text-properties officeooo:rsid="00132a0b" officeooo:paragraph-rsid="00132a0b"/>
    </style:style>
    <style:style style:name="P15" style:family="paragraph" style:parent-style-name="Standard">
      <style:text-properties fo:font-weight="bold" officeooo:rsid="00132a0b" officeooo:paragraph-rsid="00132a0b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e7e5e"/>
    </style:style>
    <style:style style:name="T3" style:family="text">
      <style:text-properties fo:color="#00000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02dc9"/>
    </style:style>
    <style:style style:name="T6" style:family="text">
      <style:text-properties style:font-name="Liberation Mono"/>
    </style:style>
    <style:style style:name="T7" style:family="text">
      <style:text-properties style:font-name="Liberation Mono" officeooo:rsid="00102dc9"/>
    </style:style>
    <style:style style:name="T8" style:family="text">
      <style:text-properties style:font-name="Liberation Serif"/>
    </style:style>
    <style:style style:name="T9" style:family="text">
      <style:text-properties officeooo:rsid="0010fa27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S100 2015S while/break/continue Homework</text:p>
      <text:p text:style-name="P6"/>
      <text:p text:style-name="P9">Read Chapter 5 in the textbook. Solve the practice problems and compare your solutions to those provided in the textbook.</text:p>
      <text:p text:style-name="P9"/>
      <text:p text:style-name="P8"><text:span text:style-name="T4">Problem 1.</text:span> </text:p>
      <text:p text:style-name="P1"><text:span text:style-name="T2">This problem provides p</text:span>ractice <text:span text:style-name="T2">using a</text:span><text:span text:style-name="T6"> while</text:span><text:span text:style-name="T8"> </text:span><text:span text:style-name="T6">True</text:span> loop.</text:p>
      <text:p text:style-name="P1"><text:s/></text:p>
      <text:p text:style-name="P1">Write a function named twoWords that gets and returns two words from a user. The first word is of a specified length, and the second word begins with a specified letter.</text:p>
      <text:p text:style-name="P1"/>
      <text:p text:style-name="P1">The function twoWords takes two parameters:</text:p>
      <text:p text:style-name="P1"/>
      <text:list xml:id="list7579967546429967681" text:style-name="L1">
        <text:list-item>
          <text:p text:style-name="P11">an integer, <text:span text:style-name="T1">length</text:span>, that is the length of the first word and</text:p>
        </text:list-item>
        <text:list-item>
          <text:p text:style-name="P11">a character, <text:span text:style-name="T1">firstLetter</text:span>, that is the first letter of the second word. The second word may begin with either an upper or lower case instance of <text:span text:style-name="T1">firstLetter</text:span>.</text:p>
          <text:p text:style-name="P11"/>
        </text:list-item>
      </text:list>
      <text:p text:style-name="P1">The function twoWords should return the two words in a list. </text:p>
      <text:p text:style-name="P1"/>
      <text:p text:style-name="P1">Use a<text:span text:style-name="T6"> while</text:span><text:span text:style-name="T8"> </text:span><text:span text:style-name="T6">True</text:span> loop and a<text:span text:style-name="T8"> </text:span><text:span text:style-name="T6">break</text:span> statement in the implementation of twoWords.</text:p>
      <text:p text:style-name="P1"/>
      <text:p text:style-name="P1">The following is an example of the execution of twoWords:</text:p>
      <text:p text:style-name="P1"/>
      <text:p text:style-name="P13">print(twoWords(4, 'B'))</text:p>
      <text:p text:style-name="P13">A 4-letter word please <text:span text:style-name="T3">two</text:span></text:p>
      <text:p text:style-name="P13">A 4-letter word please <text:span text:style-name="T3">one</text:span></text:p>
      <text:p text:style-name="P13">A 4-letter word please <text:span text:style-name="T3">four</text:span></text:p>
      <text:p text:style-name="P13">A word beginning with B please <text:span text:style-name="T3">apple</text:span></text:p>
      <text:p text:style-name="P13">A word beginning with B please <text:span text:style-name="T3">pear</text:span></text:p>
      <text:p text:style-name="P13">A word beginning with B please <text:span text:style-name="T3">banana</text:span></text:p>
      <text:p text:style-name="P13">['four', 'banana']</text:p>
      <text:p text:style-name="P3"/>
      <text:p text:style-name="P10">Problem 2.</text:p>
      <text:p text:style-name="P2">Write a function named twoWordsV2 that has the same specification as Problem 1, but implement it using <text:span text:style-name="T6">while</text:span> and not using <text:span text:style-name="T6">break</text:span>. <text:span text:style-name="T5">(Hint: provide a different boolean condition for </text:span><text:span text:style-name="T7">while</text:span><text:span text:style-name="T5">.)</text:span></text:p>
      <text:p text:style-name="P2"/>
      <text:p text:style-name="P2">Since only the implementation has changed, and not the specification, <text:span text:style-name="T5">for a given input </text:span>the output should <text:span text:style-name="T5">be</text:span> identical to the output in Problem 1.</text:p>
      <text:p text:style-name="P2"/>
      <text:p text:style-name="P4">Problem 3.</text:p>
      <text:p text:style-name="P7">Do problem <text:span text:style-name="T9">5.29 in the textbook. (This problem is the same in editions 1 and 2.)</text:span></text:p>
      <text:p text:style-name="P7"/>
      <text:p text:style-name="P5">Problem 4.</text:p>
      <text:p text:style-name="P12">Do problem 5.33 in the textbook. (This problem is the same in editions 1 and 2.)</text:p>
      <text:p text:style-name="P12"/>
      <text:p text:style-name="P15">Problem 5.</text:p>
      <text:p text:style-name="P14">Write a function named enterNewPassword. This function takes no parameters. It prompts the user to enter a password until the entered password has 8-15 characters, including at least one digit. Tell the user whenever a password fails one or both of these tes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4T06:01:34.480000000</meta:creation-date>
    <dc:date>2015-10-09T05:23:50.018000000</dc:date>
    <meta:editing-duration>PT36M41S</meta:editing-duration>
    <meta:editing-cycles>5</meta:editing-cycles>
    <meta:generator>LibreOffice/4.4.3.2$Windows_x86 LibreOffice_project/88805f81e9fe61362df02b9941de8e38a9b5fd16</meta:generator>
    <meta:document-statistic meta:table-count="0" meta:image-count="0" meta:object-count="0" meta:page-count="1" meta:paragraph-count="29" meta:word-count="326" meta:character-count="1879" meta:non-whitespace-character-count="1580"/>
  </office:meta>
</office:document-meta>
</file>